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40pt" officeooo:rsid="001989dc" officeooo:paragraph-rsid="001989dc" style:font-size-asian="40pt" style:font-size-complex="40pt"/>
    </style:style>
    <style:style style:name="P2" style:family="paragraph" style:parent-style-name="Standard">
      <style:paragraph-properties fo:text-align="justify" style:justify-single-word="false"/>
      <style:text-properties fo:font-size="21pt" officeooo:rsid="001989dc" officeooo:paragraph-rsid="001989dc" style:font-size-asian="18.3500003814697pt" style:font-size-complex="21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989dc" officeooo:paragraph-rsid="001989d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989dc" officeooo:paragraph-rsid="001989dc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989dc" officeooo:paragraph-rsid="001989dc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1989dc" officeooo:paragraph-rsid="001989dc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21pt" officeooo:rsid="001989dc" officeooo:paragraph-rsid="001989dc" style:font-size-asian="18.3500003814697pt" style:font-size-complex="21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S E ORGANISMOS</text:p>
      <text:p text:style-name="P1"/>
      <text:p text:style-name="P2">1. W3C</text:p>
      <text:p text:style-name="P2">- <text:span text:style-name="T1">Es un consorcio internacional que genera recomendaciones y estándares que aseguran el crecimiento de la World Wide Web a largo plazo.</text:span></text:p>
      <text:p text:style-name="P3"><text:s/></text:p>
      <text:p text:style-name="P2">2. WCAG</text:p>
      <text:p text:style-name="P2">- <text:span text:style-name="T1">Son una serie de pautas de accesibilidad, que incluyen las Pautas de Accesibilidad para Herramientas de Autor y las Pautas de Accesibilidad para Agentes de Usuario.</text:span></text:p>
      <text:p text:style-name="P2"/>
      <text:p text:style-name="P2">3. WAI</text:p>
      <text:p text:style-name="P2">- <text:span text:style-name="T1">Es una iniciativa de la W3C, en la que se desarrolla su trabajo a través del proceso basado en el consenso del W3C, que involucra a diferentes partes interesadas en la accesibilidad web, incluyendo industria, organizaciones de discapacidad, investigación, gobierno, etc.</text:span></text:p>
      <text:p text:style-name="P2"/>
      <text:p text:style-name="P2">4. ISO/IEC</text:p>
      <text:p text:style-name="P2">- <text:span text:style-name="T1">Las normas ISO son un conjunto de estándares con reconocimiento internacional que fueron creados con el objetivo de ayudar a las empresas a establecer unos niveles de homogeneidad en relación con la gestión, prestación de servicios y desarrollo para la industria.</text:span></text:p>
      <text:p text:style-name="P2"/>
      <text:p text:style-name="P3">Actualmente, hay redactadas mas de 22.000 normas ISO que abarcan todas las industrias, desde tecnologia y seguridad alimentaria, hasta agricultura y salud.</text:p>
      <text:p text:style-name="P2"/>
      <text:p text:style-name="P3">Y la IEC es la organización que normaliza desarrolla y publica estándares internacionales para todas las áreas tecnologicas electricas y relacionadas.</text:p>
      <text:p text:style-name="P2"/>
      <text:p text:style-name="P2"/>
      <text:p text:style-name="P2"/>
      <text:p text:style-name="P2"/>
      <text:p text:style-name="P2"><text:soft-page-break/></text:p>
      <text:p text:style-name="P2">5. AENOR</text:p>
      <text:p text:style-name="P2">- <text:span text:style-name="T1">Es una entidad dedicada al desarrollo de la normalizacion y la certificacion (N+C) en todos los sectores industriales y sevicios. Tiene como propósito contribuir a mejorar la calidad y la competitividad de las empresas, así como proteger el medio ambiente.Fue designada para llevar a cabo estas actividades por la Orden del Ministerio de Industria y Energía, de 26 de febrero de 1986, de acuerdo con el Real Decreto 1614/1985 y reconocida como organismo de normalización y para actuar como entidad de certificación por el Real Decreto 2200/1995, en desarrollo de la Ley 21/1992, de Industria.</text:span></text:p>
      <text:p text:style-name="P2"/>
      <text:p text:style-name="P2">6. QUE E UNHA NORMA EN?</text:p>
      <text:p text:style-name="P2">- <text:span text:style-name="T2">Las normas EN son Normas Europeas, que elaboran, proponen y desarrollan los expertos de los diferentes Estados Miembros, de los sectores industriales o tecnológicos dentro de la estructura de normalización del Comité Europeo de Normalización (CEN). Siguen el mismo proceso de tramitación que una norma UNE, pero a nivel Europa. Tras el mismo, son editadas como normas EN.</text:span></text:p>
      <text:p text:style-name="P2"/>
      <text:p text:style-name="P2">7. QUE E UNHA NORMA UNE? COMO SE ELABORA?</text:p>
      <text:p text:style-name="P2">- <text:span text:style-name="T2">Las normas UNE como un conjunto unificado de normas técnicas creadas por los Comités Técnicos de Normalización o CTN. De estos comités forman parte diferentes sectores dentro de la actividad productiva o de comercialización:</text:span></text:p>
      <text:p text:style-name="P4">• Fabricantes, consumidores y usuarios.</text:p>
      <text:p text:style-name="P4">• Administraciones Publicas.</text:p>
      <text:p text:style-name="P4">• Laboratorios certificadores.</text:p>
      <text:p text:style-name="P4">• Centros de investigación y desarrollo.</text:p>
      <text:p text:style-name="P4">• Asociaciones profesionales.</text:p>
      <text:p text:style-name="P4">• Colegios profesionales.</text:p>
      <text:p text:style-name="P4">• Agentes sociales.</text:p>
      <text:p text:style-name="P4"/>
      <text:p text:style-name="P4"/>
      <text:p text:style-name="P4"/>
      <text:p text:style-name="P4">Las normas técnicas se elaboran por el Organismo de normalización nacional (UNE), a través de los Comités Técnicos de Normalización en los que están presentes, de forma voluntaria, las partes interesadas en su elaboración.</text:p>
      <text:p text:style-name="P4"/>
      <text:p text:style-name="P4"><text:soft-page-break/>UNE facilita su desarrollo colaborando con empresas, administraciones públicas, organismos de investigación y agentes sociales, considerando la evolución del estado del arte en los trabajos de normalización y difundiendo los resultados de los mismos.</text:p>
      <text:p text:style-name="P4"/>
      <text:p text:style-name="P4">El proceso de elaboración de una norma UNE está sometido a una serie de fases que permiten asegurar que el documento final es fruto del consenso, y que cualquier persona, aunque no pertenezca al órgano de trabajo que la elabora, puede emitir sus opiniones o comentar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53:27.357327932</meta:creation-date>
    <dc:date>2024-10-14T11:38:20.879951875</dc:date>
    <meta:editing-duration>PT2H56M3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28" meta:word-count="534" meta:character-count="3409" meta:non-whitespace-character-count="2901"/>
  </office:meta>
</office:document-meta>
</file>